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db" officeooo:paragraph-rsid="001daadb"/>
    </style:style>
    <style:style style:name="P2" style:family="paragraph" style:parent-style-name="Standard">
      <style:text-properties officeooo:rsid="001daadb" officeooo:paragraph-rsid="0022a664"/>
    </style:style>
    <style:style style:name="P3" style:family="paragraph" style:parent-style-name="Standard">
      <style:text-properties officeooo:rsid="001daadb" officeooo:paragraph-rsid="00238e72"/>
    </style:style>
    <style:style style:name="P4" style:family="paragraph" style:parent-style-name="Standard">
      <style:text-properties officeooo:rsid="001e581d" officeooo:paragraph-rsid="001e581d"/>
    </style:style>
    <style:style style:name="P5" style:family="paragraph" style:parent-style-name="Standard">
      <style:text-properties officeooo:rsid="001e581d" officeooo:paragraph-rsid="0023233c"/>
    </style:style>
    <style:style style:name="P6" style:family="paragraph" style:parent-style-name="Standard">
      <style:text-properties officeooo:rsid="001f41f8" officeooo:paragraph-rsid="001f41f8"/>
    </style:style>
    <style:style style:name="P7" style:family="paragraph" style:parent-style-name="Standard">
      <style:text-properties officeooo:rsid="001f41f8" officeooo:paragraph-rsid="0023233c"/>
    </style:style>
    <style:style style:name="P8" style:family="paragraph" style:parent-style-name="Standard">
      <style:text-properties officeooo:rsid="001fcdbc" officeooo:paragraph-rsid="001fcdbc"/>
    </style:style>
    <style:style style:name="P9" style:family="paragraph" style:parent-style-name="Standard">
      <style:text-properties officeooo:rsid="00213e20" officeooo:paragraph-rsid="00213e20"/>
    </style:style>
    <style:style style:name="P10" style:family="paragraph" style:parent-style-name="Standard">
      <style:text-properties officeooo:paragraph-rsid="0023392c"/>
    </style:style>
    <style:style style:name="T1" style:family="text">
      <style:text-properties officeooo:rsid="001daadb"/>
    </style:style>
    <style:style style:name="T2" style:family="text">
      <style:text-properties officeooo:rsid="001e581d"/>
    </style:style>
    <style:style style:name="T3" style:family="text">
      <style:text-properties officeooo:rsid="001f41f8"/>
    </style:style>
    <style:style style:name="T4" style:family="text">
      <style:text-properties officeooo:rsid="001fcdbc"/>
    </style:style>
    <style:style style:name="T5" style:family="text">
      <style:text-properties officeooo:rsid="00213e20"/>
    </style:style>
    <style:style style:name="T6" style:family="text">
      <style:text-properties officeooo:rsid="0022a664"/>
    </style:style>
    <style:style style:name="T7" style:family="text">
      <style:text-properties officeooo:rsid="0023233c"/>
    </style:style>
    <style:style style:name="T8" style:family="text">
      <style:text-properties officeooo:rsid="0023392c"/>
    </style:style>
    <style:style style:name="T9" style:family="text">
      <style:text-properties officeooo:rsid="00238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1"/>
      <text:p text:style-name="P1"><text:span text:style-name="T4">1</text:span>. Asignación de las tareas.</text:p>
      <text:p text:style-name="P1"/>
      <text:p text:style-name="P3"><text:tab/>- Creación de tablero y tarjetas en Trello. <text:span text:style-name="T7"><text:s/></text:span><text:span text:style-name="T6">[ </text:span><text:span text:style-name="T9">Acá irían las screenshots de la primera meet que <text:tab/>fue sacando Rama, cuando Camila creó el tablero </text:span><text:span text:style-name="T6">]</text:span></text:p>
      <text:p text:style-name="P1"/>
      <text:p text:style-name="P1"/>
      <text:p text:style-name="P1"><text:span text:style-name="T4">2</text:span>. Inicialización del repositorio.</text:p>
      <text:p text:style-name="P1"/>
      <text:p text:style-name="P3"><text:tab/>- Publicación de repositorio remoto en Git Hub. <text:span text:style-name="T7"><text:s/></text:span><text:span text:style-name="T6">[ </text:span><text:span text:style-name="T9">Acá irían las screenshots de la primera <text:tab/>meet que fue sacando Rama, cuando Eze creó y publicó el repositorio remoto en Git Hub</text:span><text:span text:style-name="T7"> </text:span><text:span text:style-name="T6">]</text:span></text:p>
      <text:p text:style-name="P1"/>
      <text:p text:style-name="P1"><text:tab/>- Clonación de repositorio remoto a nivel local. </text:p>
      <text:p text:style-name="P1"/>
      <text:p text:style-name="P1"/>
      <text:p text:style-name="P1">3. Tareas en rama master:</text:p>
      <text:p text:style-name="P1"/>
      <text:p text:style-name="P3"><text:tab/>- <text:span text:style-name="T4">Carpeta “integrantes”. </text:span><text:span text:style-name="T7"><text:s/></text:span><text:span text:style-name="T6">[</text:span><text:span text:style-name="T9">Acá también irían las scree del primer meet, no sé quién las tiene</text:span><text:span text:style-name="T7"> </text:span><text:span text:style-name="T6">]</text:span></text:p>
      <text:p text:style-name="P1"/>
      <text:p text:style-name="P1"><text:tab/>- Modificar archivos html.</text:p>
      <text:p text:style-name="P1"><text:tab/></text:p>
      <text:p text:style-name="P1"><text:tab/>-<text:span text:style-name="T4">Creación de nuevo archivo html.</text:span></text:p>
      <text:p text:style-name="P1"><text:tab/></text:p>
      <text:p text:style-name="P1"><text:tab/>- Borrar archivos jpg.</text:p>
      <text:p text:style-name="P2"/>
      <text:p text:style-name="P2"><text:tab/>- <text:span text:style-name="T3">Merge de rama local con master local.</text:span></text:p>
      <text:p text:style-name="P2"/>
      <text:p text:style-name="P2"><text:tab/>- <text:span text:style-name="T2">Push a rama master.</text:span></text:p>
      <text:p text:style-name="P2"><text:tab/></text:p>
      <text:p text:style-name="P2"><text:tab/>-<text:span text:style-name="T3">Eliminación de la rama local. </text:span></text:p>
      <text:p text:style-name="P1"><text:span text:style-name="T4"><text:s/></text:span></text:p>
      <text:p text:style-name="P1"/>
      <text:p text:style-name="P4"><text:span text:style-name="T6">4</text:span>. Eliminación de archivos del repositorio.</text:p>
      <text:p text:style-name="P4"/>
      <text:p text:style-name="P4"/>
      <text:p text:style-name="P4"><text:span text:style-name="T6">5</text:span>. Renombramiento de archivos del repositorio.</text:p>
      <text:p text:style-name="P4"/>
      <text:p text:style-name="P4"/>
      <text:p text:style-name="P8"><text:span text:style-name="T6">6</text:span>. Cambios confirmados reseteados.</text:p>
      <text:p text:style-name="P8"/>
      <text:p text:style-name="P8"/>
      <text:p text:style-name="P8"><text:span text:style-name="T6">7</text:span>. Mensaje<text:span text:style-name="T5">s</text:span> <text:span text:style-name="T5">de commits enmendados.</text:span></text:p>
      <text:p text:style-name="P4"/>
      <text:p text:style-name="P4"/>
      <text:p text:style-name="P2"><text:span text:style-name="T6">8</text:span>. Tareas en rama remota:</text:p>
      <text:p text:style-name="P2"/>
      <text:p text:style-name="P2"><text:tab/>- <text:span text:style-name="T2">Publicación de rama remota.</text:span></text:p>
      <text:p text:style-name="P2"/>
      <text:p text:style-name="P2"><text:tab/>- <text:span text:style-name="T2">Pull de rama remota, creación de rama local linkeada.</text:span></text:p>
      <text:p text:style-name="P2"><text:soft-page-break/><text:tab/></text:p>
      <text:p text:style-name="P2"><text:tab/>- Modifica<text:span text:style-name="T6">ción de </text:span>sección de archivo html.</text:p>
      <text:p text:style-name="P2"><text:tab/></text:p>
      <text:p text:style-name="P3"><text:tab/>-<text:span text:style-name="T6">Modificación del menú de navegación. </text:span><text:span text:style-name="T7"><text:s/></text:span><text:span text:style-name="T6">[ </text:span><text:span text:style-name="T7">Acá </text:span><text:span text:style-name="T9">iría el archivo “Tabajo Victoria T.I.O, escrito <text:tab/>muy bien por Vicky; propóngo algunas pocas observaciones en “REVISION_VICKY_ <text:tab/>Trabajo Victoria T.I.O” </text:span><text:span text:style-name="T6">]</text:span></text:p>
      <text:p text:style-name="P2"><text:tab/></text:p>
      <text:p text:style-name="P2"><text:tab/>- <text:span text:style-name="T2">Push a rama remota.</text:span></text:p>
      <text:p text:style-name="P2"/>
      <text:p text:style-name="P10"><text:span text:style-name="T1"><text:tab/>- Ejemplo </text:span><text:span text:style-name="T6">de método adecuado de </text:span><text:span text:style-name="T8">linkeo de rama local con nueva rama remota.</text:span><text:span text:style-name="T7"> </text:span>[ <text:span text:style-name="T7">Acá iría el <text:tab/>documento “corrección tpe” escrito por eze, pero POR FAVOR CORREGIDO, <text:tab/>no está <text:tab/>bien escrito. (ver observaciones que propongo en<text:tab/>“1Camila/seleccion/REVISION_EZE_Correccion TPE.odt” </text:span>]</text:p>
      <text:p text:style-name="P5"/>
      <text:p text:style-name="P4"/>
      <text:p text:style-name="P7"><text:span text:style-name="T5">9</text:span>. Creación de archivo .gitignore [ <text:span text:style-name="T7">Acá iría “Creacion del archivo .gitignore” escrito por Valen. Propongo algunas observaciones en “REVISION_VALEN_Creacion….” </text:span>]</text:p>
      <text:p text:style-name="P6"/>
      <text:p text:style-name="P6"/>
      <text:p text:style-name="P9">10. Merge de rama remota con rama master y publicación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5:59:28.045770524</meta:creation-date>
    <dc:date>2020-10-19T20:21:53.545388208</dc:date>
    <meta:editing-duration>PT23M16S</meta:editing-duration>
    <meta:editing-cycles>1</meta:editing-cycles>
    <meta:document-statistic meta:table-count="0" meta:image-count="0" meta:object-count="0" meta:page-count="2" meta:paragraph-count="33" meta:word-count="282" meta:character-count="1765" meta:non-whitespace-character-count="1473"/>
    <meta:generator>LibreOffice/6.4.3.2$Linux_X86_64 LibreOffice_project/40$Build-2</meta:generator>
  </office:meta>
</office:document-meta>
</file>